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Standard-title">
      <style:graphic-properties fo:min-height="2.084cm"/>
    </style:style>
    <style:style style:name="pr2" style:family="presentation" style:parent-style-name="Standard-title">
      <style:graphic-properties draw:stroke="solid" svg:stroke-color="#666666" fo:min-height="2.0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18.899cm" svg:height="2.084cm" svg:x="1.2cm" svg:y="1.016cm" presentation:class="title" presentation:user-transformed="true">
          <draw:text-box>
            <text:p text:style-name="P1"><text:span text:style-name="T1">Fiche d'investigation de fonctionnalité </text:span></text:p>
          </draw:text-box>
        </draw:frame>
        <draw:frame presentation:style-name="pr2" draw:text-style-name="P2" draw:layer="layout" svg:width="18.6cm" svg:height="2.845cm" svg:x="1.2cm" svg:y="3.22cm" presentation:class="title" presentation:user-transformed="true">
          <draw:text-box>
            <text:p text:style-name="P2"><text:span text:style-name="T2"><text:line-break/></text:span><text:span text:style-name="T2"><text:tab/></text:span><text:span text:style-name="T2">Fonctionnalité </text:span><text:span text:style-name="T3">: Algorithme de tri</text:span><text:span text:style-name="T3"><text:line-break/></text:span><text:span text:style-name="T3"><text:line-break/></text:span><text:span text:style-name="T3"><text:tab/></text:span><text:span text:style-name="T2">Problématiques</text:span><text:span text:style-name="T3"> : </text:span><text:span text:style-name="T4">Afin de limiter <text:s/>le temps de recherche des recettes, nous cherchons à </text:span><text:span text:style-name="T4"><text:tab/></text:span><text:span text:style-name="T4">avoir un algorithme le plus performant possible </text:span><text:span text:style-name="T4"><text:line-break/></text:span><text:span text:style-name="T4"/></text:p>
          </draw:text-box>
        </draw:frame>
        <draw:frame presentation:style-name="pr2" draw:text-style-name="P2" draw:layer="layout" svg:width="18.6cm" svg:height="5.689cm" svg:x="1.2cm" svg:y="7.833cm" presentation:class="title" presentation:user-transformed="true">
          <draw:text-box>
            <text:p text:style-name="P2"><text:span text:style-name="T2"><text:line-break/></text:span><text:span text:style-name="T2"><text:tab/></text:span><text:span text:style-name="T2"><text:line-break/></text:span><text:span text:style-name="T2"><text:tab/></text:span><text:span text:style-name="T2">Option 1 : Algorithme avec la Méthode Filter </text:span><text:span text:style-name="T2"><text:line-break/></text:span><text:span text:style-name="T2"><text:line-break/></text:span><text:span text:style-name="T2"><text:line-break/></text:span><text:span text:style-name="T2"><text:tab/></text:span><text:span text:style-name="T2">Principe </text:span><text:span text:style-name="T3">: Dans cette option, nous appelons la méthode filter() proposé par le langage </text:span><text:span text:style-name="T3"><text:tab/></text:span><text:span text:style-name="T3"><text:tab/></text:span><text:span text:style-name="T3">JavaScript ES6 pour itérérer les recettes provenant de la base de donnée. </text:span><text:span text:style-name="T3"><text:line-break/></text:span><text:span text:style-name="T3"><text:line-break/></text:span><text:span text:style-name="T3"><text:tab/></text:span><text:span text:style-name="T2">Avantage</text:span><text:span text:style-name="T3"> :Le code est lisible et moderne. </text:span><text:span text:style-name="T3"><text:line-break/></text:span><text:span text:style-name="T3"><text:line-break/></text:span><text:span text:style-name="T3"><text:tab/></text:span><text:span text:style-name="T2">Inconvénient</text:span><text:span text:style-name="T3"> : L'appel de la méthode « coute »</text:span><text:span text:style-name="T4"> beaucoup de ressources</text:span><text:span text:style-name="T4"><text:line-break/></text:span><text:span text:style-name="T4"/></text:p>
          </draw:text-box>
        </draw:frame>
        <draw:frame presentation:style-name="pr2" draw:text-style-name="P2" draw:layer="layout" svg:width="18.6cm" svg:height="5.689cm" svg:x="1.2cm" svg:y="14.011cm" presentation:class="title" presentation:user-transformed="true">
          <draw:text-box>
            <text:p text:style-name="P2"><text:span text:style-name="T2"><text:line-break/></text:span><text:span text:style-name="T2"><text:tab/></text:span><text:span text:style-name="T2"><text:line-break/></text:span><text:span text:style-name="T2"><text:tab/></text:span><text:span text:style-name="T2">Option 2 : Algorithme avec la boucle For </text:span><text:span text:style-name="T2"><text:line-break/></text:span><text:span text:style-name="T2"><text:line-break/></text:span><text:span text:style-name="T2"><text:line-break/></text:span><text:span text:style-name="T2"><text:tab/></text:span><text:span text:style-name="T2">Principe </text:span><text:span text:style-name="T3">: Dans cette option, nous appelons la boucle For pour itérerer sur la base de </text:span><text:span text:style-name="T3"><text:tab/></text:span><text:span text:style-name="T3"><text:tab/></text:span><text:span text:style-name="T3">données. </text:span><text:span text:style-name="T3"><text:line-break/></text:span><text:span text:style-name="T3"><text:line-break/></text:span><text:span text:style-name="T3"><text:tab/></text:span><text:span text:style-name="T2">Avantage</text:span><text:span text:style-name="T3"> : Méthode fonctionnelle, possibilité d'ajuster la bouche for </text:span><text:span text:style-name="T3"><text:line-break/></text:span><text:span text:style-name="T3"><text:line-break/></text:span><text:span text:style-name="T3"><text:tab/></text:span><text:span text:style-name="T2">Inconvénient</text:span><text:span text:style-name="T3"> : la lisibilité </text:span><text:span text:style-name="T4"><text:line-break/></text:span><text:span text:style-name="T4"/></text:p>
          </draw:text-box>
        </draw:frame>
        <draw:frame presentation:style-name="pr2" draw:text-style-name="P2" draw:layer="layout" svg:width="18.6cm" svg:height="4.741cm" svg:x="1.2cm" svg:y="21.585cm" presentation:class="title" presentation:user-transformed="true">
          <draw:text-box>
            <text:p text:style-name="P2"><text:span text:style-name="T2"><text:line-break/></text:span><text:span text:style-name="T2"><text:tab/></text:span><text:span text:style-name="T2"><text:line-break/></text:span><text:span text:style-name="T2"><text:tab/></text:span><text:span text:style-name="T2">Solution retenue :</text:span><text:span text:style-name="T2"><text:line-break/></text:span><text:span text:style-name="T2"><text:tab/></text:span><text:span text:style-name="T2"><text:line-break/></text:span><text:span text:style-name="T4"><text:tab/></text:span><text:span text:style-name="T4">Le choix de la solution est délicat. En raison de <text:s/>notre problématique numero 1, qui est le </text:span><text:span text:style-name="T4"><text:tab/></text:span><text:span text:style-name="T4">gain de performance, nous allons retenir la méthode For qui paraît <text:s/>légére. Malgré tout, la </text:span><text:span text:style-name="T4"><text:tab/></text:span><text:span text:style-name="T4">solution filter Méthode() est légitime aussi du point de vue de la lisibilité.</text:span><text:span text:style-name="T2"><text:line-break/></text:span><text:span text:style-name="T2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2" draw:text-style-name="P4" draw:layer="layout" svg:width="4.6cm" svg:height="2.6cm" svg:x="2.2cm" svg:y="9.2cm">
          <text:p text:style-name="P4"><text:span text:style-name="T5">Remplissage de </text:span></text:p>
          <text:p text:style-name="P4"><text:span text:style-name="T5">la variable</text:span></text:p>
          <text:p text:style-name="P4"><text:span text:style-name="T5"/></text:p>
          <text:p text:style-name="P4"><text:span text:style-name="T5">UserSearchWor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cm" svg:height="5.235cm" svg:x="0cm" svg:y="1.4cm">
          <draw:text-box>
            <text:p>ENTREES</text:p>
          </draw:text-box>
        </draw:frame>
        <draw:frame draw:style-name="gr4" draw:layer="layout" svg:width="1cm" svg:height="7.371cm" svg:x="0cm" svg:y="10.8cm">
          <draw:text-box>
            <text:p>TRAITEMENT</text:p>
          </draw:text-box>
        </draw:frame>
        <draw:frame draw:style-name="gr5" draw:layer="layout" svg:width="1cm" svg:height="4.523cm" svg:x="0cm" svg:y="22.4cm">
          <draw:text-box>
            <text:p>SORTIE</text:p>
          </draw:text-box>
        </draw:frame>
        <draw:custom-shape draw:style-name="gr2" draw:text-style-name="P5" draw:layer="layout" svg:width="8cm" svg:height="1.2cm" svg:x="6.6cm" svg:y="2.6cm">
          <text:p text:style-name="P5"><text:span text:style-name="T6">RECHERCHE <text:s/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5.7cm" svg:height="1.6cm" svg:x="1.8cm" svg:y="5.6cm">
          <text:p text:style-name="P6"><text:span text:style-name="T7">Barre de 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3cm" svg:y1="25.2cm" svg:x2="10.3cm" svg:y2="21.2cm">
          <text:p/>
        </draw:line>
        <draw:custom-shape draw:style-name="gr2" draw:text-style-name="P7" draw:layer="layout" svg:width="2.8cm" svg:height="2.8cm" svg:x="15.5cm" svg:y="23.8cm">
          <text:p text:style-name="P6"><text:span text:style-name="T3">Affichage</text:span></text:p>
          <text:p text:style-name="P6"><text:span text:style-name="T3">Résul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2.8cm" svg:height="2.8cm" svg:x="2.6cm" svg:y="23.8cm">
          <text:p text:style-name="P6"><text:span text:style-name="T3">Message </text:span></text:p>
          <text:p text:style-name="P6"><text:span text:style-name="T3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1.912cm" svg:height="1.163cm" svg:x="6.8cm" svg:y="23.4cm">
          <draw:text-box>
            <text:p>NON</text:p>
          </draw:text-box>
        </draw:frame>
        <draw:frame draw:style-name="gr7" draw:layer="layout" svg:width="1.912cm" svg:height="1.163cm" svg:x="12.2cm" svg:y="23.401cm">
          <draw:text-box>
            <text:p>OUI</text:p>
          </draw:text-box>
        </draw:frame>
        <draw:custom-shape draw:style-name="gr2" draw:text-style-name="P7" draw:layer="layout" svg:width="4.1cm" svg:height="2.1cm" svg:x="16.6cm" svg:y="7.3cm">
          <text:p text:style-name="P6"><text:span text:style-name="T3">Base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6.538cm" svg:y1="8.4cm" svg:x2="14cm" svg:y2="8.4cm">
          <text:p/>
        </draw:line>
        <draw:line draw:style-name="gr8" draw:text-style-name="P6" draw:layer="layout" svg:x1="10.3cm" svg:y1="25.2cm" svg:x2="15.5cm" svg:y2="25.2cm">
          <text:p/>
        </draw:line>
        <draw:line draw:style-name="gr8" draw:text-style-name="P6" draw:layer="layout" svg:x1="10.3cm" svg:y1="25.2cm" svg:x2="5.4cm" svg:y2="25.2cm">
          <text:p/>
        </draw:line>
        <draw:line draw:style-name="gr8" draw:text-style-name="P6" draw:layer="layout" svg:x1="10.3cm" svg:y1="15.8cm" svg:x2="10.3cm" svg:y2="18.4cm">
          <text:p/>
        </draw:line>
        <draw:line draw:style-name="gr8" draw:text-style-name="P6" draw:layer="layout" svg:x1="4.6cm" svg:y1="7.2cm" svg:x2="4.6cm" svg:y2="9.2cm">
          <text:p/>
        </draw:line>
        <draw:frame draw:style-name="gr9" draw:layer="layout" svg:width="11cm" svg:height="0.963cm" svg:x="4.8cm" svg:y="0.5cm">
          <draw:text-box>
            <text:p>« FILTER METHOD » <text:s text:c="2"/>ALGORITME</text:p>
          </draw:text-box>
        </draw:frame>
        <draw:line draw:style-name="gr8" draw:text-style-name="P6" draw:layer="layout" svg:x1="4.6cm" svg:y1="4.2cm" svg:x2="4.6cm" svg:y2="5.6cm">
          <text:p/>
        </draw:line>
        <draw:line draw:style-name="gr6" draw:text-style-name="P6" draw:layer="layout" svg:x1="4.6cm" svg:y1="4.2cm" svg:x2="10.6cm" svg:y2="4.2cm">
          <text:p/>
        </draw:line>
        <draw:line draw:style-name="gr6" draw:text-style-name="P6" draw:layer="layout" svg:x1="10.6cm" svg:y1="4.2cm" svg:x2="10.6cm" svg:y2="3.8cm">
          <text:p/>
        </draw:line>
        <draw:custom-shape draw:style-name="gr2" draw:text-style-name="P4" draw:layer="layout" svg:width="6.289cm" svg:height="3.6cm" svg:x="7.711cm" svg:y="7.2cm">
          <text:p text:style-name="P4"><text:span text:style-name="T5">Méthode Filter()</text:span></text:p>
          <text:p text:style-name="P4"><text:span text:style-name="T5"/></text:p>
          <text:p text:style-name="P4"><text:span text:style-name="T5">Parcourir <text:s/>chaque recette </text:span></text:p>
          <text:p text:style-name="P4"><text:span text:style-name="T5">de la base de données</text:span></text:p>
          <text:p text:style-name="P4"><text:span text:style-name="T5">en appelant la méthode Filter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8cm" svg:y1="10.8cm" svg:x2="10.8cm" svg:y2="13.2cm">
          <text:p/>
        </draw:line>
        <draw:line draw:style-name="gr6" draw:text-style-name="P6" draw:layer="layout" svg:x1="4.6cm" svg:y1="13.2cm" svg:x2="4.6cm" svg:y2="11.8cm">
          <text:p/>
        </draw:line>
        <draw:custom-shape draw:style-name="gr2" draw:text-style-name="P4" draw:layer="layout" svg:width="16.689cm" svg:height="2.6cm" svg:x="2.311cm" svg:y="13.2cm">
          <text:p text:style-name="P4"><text:span text:style-name="T5">Méthode Includes()</text:span></text:p>
          <text:p text:style-name="P4"><text:span text:style-name="T5"/></text:p>
          <text:p text:style-name="P4"><text:span text:style-name="T5">Si UserSearchWord correspond à une recette, un nom, un ingrédient, un ustensile ou un appareil, </text:span></text:p>
          <text:p text:style-name="P4"><text:span text:style-name="T5">Placer les recettes correspondantes dans la variable « RésultatFilter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7cm" svg:height="2.8cm" svg:x="6.7cm" svg:y="18.4cm">
          <text:p text:style-name="P7"><text:span text:style-name="T3">« RésultatFitler » est remplie ?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2" draw:text-style-name="P4" draw:layer="layout" svg:width="4.6cm" svg:height="2.6cm" svg:x="2.2cm" svg:y="9.2cm">
          <text:p text:style-name="P4"><text:span text:style-name="T5">Remplissage de </text:span></text:p>
          <text:p text:style-name="P4"><text:span text:style-name="T5">la variable</text:span></text:p>
          <text:p text:style-name="P4"><text:span text:style-name="T5"/></text:p>
          <text:p text:style-name="P4"><text:span text:style-name="T5">UserSearchWor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cm" svg:height="5.235cm" svg:x="0cm" svg:y="1.4cm">
          <draw:text-box>
            <text:p text:style-name="P8">ENTREES</text:p>
          </draw:text-box>
        </draw:frame>
        <draw:frame draw:style-name="gr4" draw:text-style-name="P8" draw:layer="layout" svg:width="1cm" svg:height="7.371cm" svg:x="0cm" svg:y="10.8cm">
          <draw:text-box>
            <text:p text:style-name="P8">TRAITEMENT</text:p>
          </draw:text-box>
        </draw:frame>
        <draw:frame draw:style-name="gr5" draw:text-style-name="P8" draw:layer="layout" svg:width="1cm" svg:height="4.523cm" svg:x="0cm" svg:y="22.4cm">
          <draw:text-box>
            <text:p text:style-name="P8">SORTIE</text:p>
          </draw:text-box>
        </draw:frame>
        <draw:custom-shape draw:style-name="gr2" draw:text-style-name="P5" draw:layer="layout" svg:width="8cm" svg:height="1.2cm" svg:x="6.6cm" svg:y="2.6cm">
          <text:p text:style-name="P5"><text:span text:style-name="T6">RECHERCHE <text:s/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5.7cm" svg:height="1.6cm" svg:x="1.8cm" svg:y="5.6cm">
          <text:p text:style-name="P9"><text:span text:style-name="T7">Barre de 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3cm" svg:y1="25.2cm" svg:x2="10.3cm" svg:y2="21.2cm">
          <text:p/>
        </draw:line>
        <draw:custom-shape draw:style-name="gr2" draw:text-style-name="P7" draw:layer="layout" svg:width="2.8cm" svg:height="2.8cm" svg:x="15.5cm" svg:y="23.8cm">
          <text:p text:style-name="P7"><text:span text:style-name="T3">Affichage</text:span></text:p>
          <text:p text:style-name="P7"><text:span text:style-name="T3">Résul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2.8cm" svg:height="2.8cm" svg:x="2.6cm" svg:y="23.8cm">
          <text:p text:style-name="P7"><text:span text:style-name="T3">Message </text:span></text:p>
          <text:p text:style-name="P7"><text:span text:style-name="T3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912cm" svg:height="1.163cm" svg:x="6.8cm" svg:y="23.4cm">
          <draw:text-box>
            <text:p text:style-name="P8">NON</text:p>
          </draw:text-box>
        </draw:frame>
        <draw:frame draw:style-name="gr7" draw:text-style-name="P8" draw:layer="layout" svg:width="1.912cm" svg:height="1.163cm" svg:x="12.2cm" svg:y="23.401cm">
          <draw:text-box>
            <text:p text:style-name="P8">OUI</text:p>
          </draw:text-box>
        </draw:frame>
        <draw:custom-shape draw:style-name="gr2" draw:text-style-name="P7" draw:layer="layout" svg:width="4.1cm" svg:height="2.1cm" svg:x="16.6cm" svg:y="7.3cm">
          <text:p text:style-name="P7"><text:span text:style-name="T3">Base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6.538cm" svg:y1="8.4cm" svg:x2="14cm" svg:y2="8.4cm">
          <text:p/>
        </draw:line>
        <draw:line draw:style-name="gr8" draw:text-style-name="P6" draw:layer="layout" svg:x1="10.3cm" svg:y1="25.2cm" svg:x2="15.5cm" svg:y2="25.2cm">
          <text:p/>
        </draw:line>
        <draw:line draw:style-name="gr8" draw:text-style-name="P6" draw:layer="layout" svg:x1="10.3cm" svg:y1="25.2cm" svg:x2="5.4cm" svg:y2="25.2cm">
          <text:p/>
        </draw:line>
        <draw:line draw:style-name="gr8" draw:text-style-name="P6" draw:layer="layout" svg:x1="10.3cm" svg:y1="15.8cm" svg:x2="10.3cm" svg:y2="18.4cm">
          <text:p/>
        </draw:line>
        <draw:line draw:style-name="gr8" draw:text-style-name="P6" draw:layer="layout" svg:x1="4.6cm" svg:y1="7.2cm" svg:x2="4.6cm" svg:y2="9.2cm">
          <text:p/>
        </draw:line>
        <draw:frame draw:style-name="gr9" draw:text-style-name="P8" draw:layer="layout" svg:width="11cm" svg:height="0.963cm" svg:x="4.8cm" svg:y="0.5cm">
          <draw:text-box>
            <text:p text:style-name="P8">«BOUCLE FOR » <text:s text:c="2"/>ALGORITME</text:p>
          </draw:text-box>
        </draw:frame>
        <draw:line draw:style-name="gr8" draw:text-style-name="P6" draw:layer="layout" svg:x1="4.6cm" svg:y1="4.2cm" svg:x2="4.6cm" svg:y2="5.6cm">
          <text:p/>
        </draw:line>
        <draw:line draw:style-name="gr6" draw:text-style-name="P6" draw:layer="layout" svg:x1="4.6cm" svg:y1="4.2cm" svg:x2="10.6cm" svg:y2="4.2cm">
          <text:p/>
        </draw:line>
        <draw:line draw:style-name="gr6" draw:text-style-name="P6" draw:layer="layout" svg:x1="10.6cm" svg:y1="4.2cm" svg:x2="10.6cm" svg:y2="3.8cm">
          <text:p/>
        </draw:line>
        <draw:custom-shape draw:style-name="gr2" draw:text-style-name="P4" draw:layer="layout" svg:width="6.289cm" svg:height="3.6cm" svg:x="7.711cm" svg:y="7.2cm">
          <text:p text:style-name="P4"><text:span text:style-name="T5">Boucle For()</text:span></text:p>
          <text:p text:style-name="P4"><text:span text:style-name="T5"/></text:p>
          <text:p text:style-name="P4"><text:span text:style-name="T5">Appeler chaque recette </text:span></text:p>
          <text:p text:style-name="P4"><text:span text:style-name="T5">de la base de données</text:span></text:p>
          <text:p text:style-name="P4"><text:span text:style-name="T5">Avec la boucle For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8cm" svg:y1="10.8cm" svg:x2="10.8cm" svg:y2="13.2cm">
          <text:p/>
        </draw:line>
        <draw:line draw:style-name="gr6" draw:text-style-name="P6" draw:layer="layout" svg:x1="4.6cm" svg:y1="13.2cm" svg:x2="4.6cm" svg:y2="11.8cm">
          <text:p/>
        </draw:line>
        <draw:custom-shape draw:style-name="gr2" draw:text-style-name="P4" draw:layer="layout" svg:width="16.689cm" svg:height="2.6cm" svg:x="2.311cm" svg:y="13.2cm">
          <text:p text:style-name="P4"><text:span text:style-name="T5">Méthode Includes()</text:span></text:p>
          <text:p text:style-name="P4"><text:span text:style-name="T5"/></text:p>
          <text:p text:style-name="P4"><text:span text:style-name="T5">Si UserSearchWord correspond à une recette, un nom, un ingrédient, un ustensile ou un appareil, </text:span></text:p>
          <text:p text:style-name="P4"><text:span text:style-name="T5">Placer les recettes correspondantes dans la variable « RésultatFilter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7cm" svg:height="2.8cm" svg:x="6.7cm" svg:y="18.4cm">
          <text:p text:style-name="P7"><text:span text:style-name="T3">« RésultatFitler » est remplie ?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wan de Belleville</meta:initial-creator>
    <meta:creation-date>2021-04-21T07:57:34.51</meta:creation-date>
    <meta:editing-duration>PT1H33M53S</meta:editing-duration>
    <meta:editing-cycles>5</meta:editing-cycles>
    <dc:date>2021-06-10T10:22:01.24</dc:date>
    <dc:creator>Erwan de Belleville</dc:creator>
    <meta:generator>OpenOffice/4.1.9$Win32 OpenOffice.org_project/419m1$Build-9805</meta:generator>
    <meta:document-statistic meta:object-count="84"/>
  </office:meta>
</office:document-meta>
</file>